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rForXMLSchema.processNegativelookah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ForXMLSchema.processIndepend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ForXMLSchema.processCIinCharacterClass( RangeToken tok ,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ForXMLSchema.processCar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ForXMLSchema.processBacksolidus_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ForXMLSchema.parseSetOpe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ForXMLSchema.processBacksolidus_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ForXMLSchema.processBack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ForXMLSchema.processBacksolidus_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ForXMLSchema.ParserForXMLSchema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rserForXMLSchema.processBacksolidus_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ForXMLSchema.processNegativelookbehi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ForXMLSchema.ParserForXML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rserForXMLSchema.processBacksolidus_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ForXMLSchema.processBacksolidus_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ForXMLSchema.processDoll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ForXMLSchema.processBacksolidus_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ForXMLSchema.getTokenForShorthand( int ch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arserForXMLSchema.processParen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ForXMLSchema.processPar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serForXMLSchema.processBacksolidus_g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ForXMLSchema.processBacksolidus_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ForXMLSchema.processStar( Token to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ForXMLSchema.processBacksolidus_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ForXMLSchema.processPlus( Token to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ForXMLSchema.checkQuestion( int 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ForXMLSchema.processModifi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ForXMLSchema.parseCharacterClass( boolean useNrange )</text:p>
          </table:table-cell>
          <table:table-cell office:value-type="float" office:value="47">
            <text:p text:style-name="Table_20_Contents">47</text:p>
          </table:table-cell>
          <table:table-cell office:value-type="float" office:value="49">
            <text:p text:style-name="Table_20_Contents">49</text:p>
          </table:table-cell>
          <table:table-cell office:value-type="float" office:value="103">
            <text:p text:style-name="Table_20_Contents">103</text:p>
          </table:table-cell>
        </table:table-row>
        <table:table-row>
          <table:table-cell office:value-type="string">
            <text:p text:style-name="Table_20_Contents">ParserForXMLSchema.processBacksolidus_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ForXMLSchema.setupRange( Token range , String s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serForXMLSchema.processLookbehi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ForXMLSchema.processLookah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ForXMLSchema.processBacksolidus_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ForXMLSchema.processBacksolidus_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rForXMLSchema.decodeEscaped(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arserForXMLSchema.processQuestion( Token to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serForXMLSchema.process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ForXMLSchema.getRange( String name , boolean positiv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36">
            <text:p text:style-name="Table_20_Contents">3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